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1cm" fo:min-width="1.97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4" style:family="graphic" style:parent-style-name="objectwithoutfill">
      <style:graphic-properties svg:stroke-color="#000000" draw:marker-end="Arrow" draw:marker-end-width="0.3cm" draw:fill="none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501cm" svg:height="1.499cm" svg:x="8cm" svg:y="6.501cm">
          <text:p text:style-name="P1"><text:span text:style-name="T1">Print Text Z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3.501cm" svg:height="1.499cm" svg:x="8cm" svg:y="10.5cm">
          <text:p text:style-name="P1"><text:span text:style-name="T1"><text:s/></text:span><text:span text:style-name="T1">Save sentance</text:span></text:p>
          <text:p text:style-name="P1"><text:span text:style-name="T1">Into BC curr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3.501cm" svg:height="1.499cm" svg:x="7.999cm" svg:y="14cm">
          <text:p text:style-name="P1"><text:span text:style-name="T1">Message 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5cm" svg:height="1.5cm" svg:x="8.999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cm" svg:height="0.5cm" svg:x="9.499cm" svg:y="1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75cm" svg:y1="15.499cm" svg:x2="9.749cm" svg:y2="16.999cm" draw:start-shape="id1" draw:start-glue-point="8" draw:end-shape="id2" draw:end-glue-point="4" svg:d="M9750 15499v750h-1v750" svg:viewBox="0 0 2 1501">
          <text:p/>
        </draw:connector>
        <draw:custom-shape draw:style-name="gr3" draw:text-style-name="P4" xml:id="id3" draw:id="id3" draw:layer="layout" svg:width="0.5cm" svg:height="0.5cm" svg:x="9.5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9.751cm" svg:y1="5.001cm" svg:x2="9.751cm" svg:y2="6.501cm" draw:start-shape="id3" draw:start-glue-point="8" draw:end-shape="id4" draw:end-glue-point="4" svg:d="M9751 5001v1500" svg:viewBox="0 0 1 1501">
          <text:p/>
        </draw:connector>
        <draw:frame draw:style-name="gr5" draw:text-style-name="P6" draw:layer="layout" svg:width="7cm" svg:height="1.675cm" svg:x="7.5cm" svg:y="1.5cm">
          <draw:text-box>
            <text:p text:style-name="P1">Propose a correction</text:p>
          </draw:text-box>
        </draw:frame>
        <draw:connector draw:style-name="gr6" draw:text-style-name="P7" draw:layer="layout" svg:x1="9.751cm" svg:y1="8cm" svg:x2="9.751cm" svg:y2="10.5cm" draw:start-shape="id4" draw:start-glue-point="8" draw:end-shape="id5" draw:end-glue-point="4" svg:d="M9751 8000v2500" svg:viewBox="0 0 1 2501">
          <text:p/>
        </draw:connector>
        <draw:connector draw:style-name="gr6" draw:text-style-name="P7" draw:layer="layout" svg:x1="9.751cm" svg:y1="11.999cm" svg:x2="9.75cm" svg:y2="14cm" draw:start-shape="id5" draw:start-glue-point="8" draw:end-shape="id1" draw:end-glue-point="4" svg:d="M9751 11999v1000h-1v1001" svg:viewBox="0 0 2 20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5M29S</meta:editing-duration>
    <meta:editing-cycles>4</meta:editing-cycles>
    <meta:generator>LibreOffice/5.0.6.3$Windows_x86 LibreOffice_project/490fc03b25318460cfc54456516ea2519c11d1aa</meta:generator>
    <dc:date>2018-04-24T13:57:17.852000000</dc:date>
    <meta:document-statistic meta:object-count="11"/>
  </office:meta>
</office:document-meta>
</file>